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41.89mm"/>
    </style:style>
    <style:style style:name="co3" style:family="table-column">
      <style:table-column-properties fo:break-before="auto" style:column-width="58.2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05.13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41.36mm"/>
    </style:style>
    <style:style style:name="co8" style:family="table-column">
      <style:table-column-properties fo:break-before="auto" style:column-width="45.46mm"/>
    </style:style>
    <style:style style:name="co9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Current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number-columns-repeated="1012" table:default-cell-style-name="ce1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PCB 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 1 </text:p>
          </table:table-cell>
          <table:table-cell office:value-type="string" calcext:value-type="string">
            <text:p>Supplier Part# </text:p>
          </table:table-cell>
          <table:table-cell office:value-type="string" calcext:value-type="string">
            <text:p>Supplier 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stock (no unless stated)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14B-PHDSS (LF)(SN)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HD, 2mm Pitch, 14 Way, 2 Row, Straight PCB Header, Through Hole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918-2738</text:p>
          </table:table-cell>
          <table:table-cell table:style-name="ce2" office:value-type="string" calcext:value-type="string">
            <text:p><text:a xlink:href="https://uk.rs-online.com/web/p/pcb-headers/9182738/" xlink:type="simple">https://uk.rs-online.com/web/p/pcb-headers/9182738/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docs-emea.rs-online.com/webdocs/1479/0900766b81479897.pdf" xlink:type="simple">https://docs-emea.rs-online.com/webdocs/1479/0900766b81479897.pdf</text:a>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PUDP-14V-S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UD, 2mm Pitch, 14 Way, 2 Row Female Connector Housing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906-0253</text:p>
          </table:table-cell>
          <table:table-cell table:style-name="ce2" office:value-type="string" calcext:value-type="string">
            <text:p><text:a xlink:href="https://uk.rs-online.com/web/p/pcb-connector-housings/9060253/" xlink:type="simple">https://uk.rs-online.com/web/p/pcb-connector-housings/9060253/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docs-emea.rs-online.com/webdocs/1479/0900766b81479897.pdf" xlink:type="simple">https://docs-emea.rs-online.com/webdocs/1479/0900766b81479897.pdf</text:a>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01PUDPUD-24L150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UD Series, Cable assembly with Crimp Connectors, 150mm Cabl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906-0284 </text:p>
          </table:table-cell>
          <table:table-cell table:style-name="Default" office:value-type="string" calcext:value-type="string">
            <text:p>https://uk.rs-online.com/web/p/industrial-automation-cable-assemblies/9060284/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ttps://docs-emea.rs-online.com/webdocs/1479/0900766b81479897.pdf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1-ALT</text:p>
          </table:table-cell>
          <table:table-cell office:value-type="string" calcext:value-type="string">
            <text:p>BM14B-SRSS-TB-(LF)(SN)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, 1mm Pitch, 14 Way, 1 Row, Straight PCB Header, Surface Mount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502-2645</text:p>
          </table:table-cell>
          <table:table-cell office:value-type="string" calcext:value-type="string">
            <text:p>https://uk.rs-online.com/web/p/vibration-sensors/50226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docs-emea.rs-online.com/webdocs/13ec/0900766b813ec858.pdf" xlink:type="simple">https://docs-emea.rs-online.com/webdocs/13ec/0900766b813ec858.pdf</text:a>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R-14V-S-B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, 1mm Pitch, 14 Way, 1 Row Female Connector Housi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02-2594</text:p>
          </table:table-cell>
          <table:table-cell office:value-type="string" calcext:value-type="string">
            <text:p><text:a xlink:href="https://uk.rs-online.com/web/p/cable-spiral-wrapping/5022594/" xlink:type="simple">https://uk.rs-online.com/web/p/cable-spiral-wrapping/5022594/</text:a>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3-SS5-28150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 Crimp Terminal Contact, Female, 0.03mm² to 0.08mm², 32AWG to 28AWG, Tin Plati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11-6647</text:p>
          </table:table-cell>
          <table:table-cell office:value-type="string" calcext:value-type="string">
            <text:p><text:a xlink:href="https://uk.rs-online.com/web/p/products/3116647/" xlink:type="simple">https://uk.rs-online.com/web/p/products/3116647/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docs-emea.rs-online.com/webdocs/1631/0900766b8163180e.pdf" xlink:type="simple">https://docs-emea.rs-online.com/webdocs/1631/0900766b8163180e.pdf</text:a></text:p>
          </table:table-cell>
          <table:table-cell office:value-type="string" calcext:value-type="string">
            <text:p>2 packs of 10</text:p>
          </table:table-cell>
          <table:table-cell table:number-columns-repeated="1012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3:25:30.5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4-17T14:05:31.412000000</dc:date>
    <meta:editing-duration>PT1H27M6S</meta:editing-duration>
    <meta:editing-cycles>11</meta:editing-cycles>
    <meta:document-statistic meta:table-count="1" meta:cell-count="73" meta:object-count="0"/>
  </office:meta>
</office:document-meta>
</file>